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176f89"/>
    </style:style>
    <style:style style:name="P7" style:family="paragraph" style:parent-style-name="Code">
      <style:text-properties fo:font-weight="bold" style:font-weight-asian="bold"/>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style:font-name-complex="Utopia-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fo:font-weight="bold" style:font-weight-asian="bold"/>
    </style:style>
    <style:style style:name="T9" style:family="text">
      <style:text-properties fo:language="en" fo:country="US" officeooo:rsid="00190f7e"/>
    </style:style>
    <style:style style:name="T10" style:family="text">
      <style:text-properties fo:font-weight="bold" style:font-weight-asian="bold"/>
    </style:style>
    <style:style style:name="T11" style:family="text">
      <style:text-properties fo:font-weight="bold" style:font-name-asian="HelveticaNeue Condensed" style:font-weight-asian="bold"/>
    </style:style>
    <style:style style:name="T12" style:family="text">
      <style:text-properties fo:font-weight="bold" style:font-name-asian="TheSansMonoConNormal" style:font-weight-asian="bold"/>
    </style:style>
    <style:style style:name="T13" style:family="text">
      <style:text-properties style:font-name="Times" fo:language="none" fo:country="none" fo:font-weight="bold" style:font-weight-asian="bold" style:font-name-complex="Times" text:display="true"/>
    </style:style>
    <style:style style:name="T14" style:family="text">
      <style:text-properties fo:letter-spacing="-0.0035in"/>
    </style:style>
    <style:style style:name="T15" style:family="text">
      <style:text-properties style:font-name-complex="Utopia-Italic"/>
    </style:style>
    <style:style style:name="T16" style:family="text">
      <style:text-properties style:font-name="Utopia-Italic" fo:language="en" fo:country="US" fo:font-style="italic" style:font-style-asian="italic" style:font-name-complex="Utopia-Italic" style:font-style-complex="italic"/>
    </style:style>
    <style:style style:name="T17" style:family="text">
      <style:text-properties fo:letter-spacing="-0.0016in" fo:language="en" fo:country="US"/>
    </style:style>
    <style:style style:name="T18" style:family="text">
      <style:text-properties style:font-name="HelveticaNeue-CondensedObl" fo:font-style="italic" style:font-style-asian="italic" style:font-name-complex="HelveticaNeue-CondensedObl" style:font-style-complex="italic"/>
    </style:style>
    <style:style style:name="T19" style:family="text">
      <style:text-properties style:text-position="super 58%"/>
    </style:style>
    <style:style style:name="T20" style:family="text">
      <style:text-properties fo:font-style="normal" fo:font-weight="bold" style:font-style-asian="normal" style:font-weight-asian="bold"/>
    </style:style>
    <style:style style:name="T21" style:family="text">
      <style:text-properties style:font-name-asian="TheSansMonoConNormal"/>
    </style:style>
    <style:style style:name="T22" style:family="text">
      <style:text-properties style:font-name="Utopia-Bold" fo:language="en" fo:country="US" style:font-name-complex="Utopia-Bold"/>
    </style:style>
    <style:style style:name="T23" style:family="text">
      <style:text-properties style:font-name="Utopia-Bold" fo:language="en" fo:country="US" fo:font-weight="bold" style:font-weight-asian="bold" style:font-name-complex="Utopia-Bold" style:font-weight-complex="bold"/>
    </style:style>
    <style:style style:name="T24" style:family="text">
      <style:text-properties fo:font-size="10pt" fo:language="en" fo:country="US" style:font-size-asian="10pt"/>
    </style:style>
    <style:style style:name="T25" style:family="text">
      <style:text-properties style:font-name="TheSansMonoCondensed-Bold" fo:language="en" fo:country="US" fo:font-weight="bold" style:font-weight-asian="bold" style:font-name-complex="TheSansMonoCondensed-Bold" style:font-weight-complex="bold"/>
    </style:style>
    <style:style style:name="T26" style:family="text">
      <style:text-properties officeooo:rsid="00176f89"/>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866016" text:id="ct105866016">
          <text:deletion>
            <office:change-info>
              <dc:creator>Ray Lischner</dc:creator>
              <dc:date>2013-11-09T09:34:00</dc:date>
            </office:change-info>
            <text:p text:style-name="Text_20_body">
<text:span text:style-name="T1">qualified </text:span>
</text:p>
          </text:deletion>
        </text:changed-region>
        <text:changed-region xml:id="ct143914080" text:id="ct143914080">
          <text:insertion>
            <office:change-info>
              <dc:creator>Ray Lischner</dc:creator>
              <dc:date>2013-11-09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inters<text:span text:style-name="Comment_20_Reference"><text:span text:style-name="T13"><office:annotation><dc:creator>Fabio Claudio Ferracchiati</dc:creator><dc:date>2013-10-07T15:13:00</dc:date><text:p text:style-name="P9"><text:span text:style-name="T27">Very good chapter. The code is ok.</text:span></text:p></office:annotation></text:span></text:span></text:p>
      <text:p text:style-name="Body_20_Text_20_First"><text:span text:style-name="T14">F</text:span>ew topics cause more confusion, especially for programmers new to C++, than pointers. Necessary, powerful, and versatile, pointers can also be dangerous and the underlying cause of so many bugs that they are both bane and blessing. Pointers are hard at work behind many of the standard library’s features, and any serious application or library inevitably uses pointers in some fashion. When used with care and caution, pointers will become an indispensable tool in your C++ programmer’s toolkit.</text:p>
      <text:h text:style-name="Heading_20_1" text:outline-level="1">A Programming Problem</text:h>
      <text:p text:style-name="Body_20_Text_20_First">Before diving into syntax and semantics, consider the following problem. Real-life C++ projects typically contain multiple source files, and each source file includes multiple headers. While you are working, you will compile and recompile the project many times. Each time, it’s preferable to recompile only those files that have changed, or that include a header file that has changed. Different development environments have different tools to decide which files to recompile. An IDE typically makes these decisions itself; in other environments, a separate tool, such as <text:span text:style-name="Code_20_Inline"><text:span text:style-name="T15">make</text:span></text:span>, <text:span text:style-name="Code_20_Inline"><text:span text:style-name="T15">jam</text:span></text:span>, or <text:span text:style-name="Code_20_Inline"><text:span text:style-name="T15">scons</text:span></text:span>, examines the files in your project and decides which ones to recompile.</text:p>
      <text:p text:style-name="P5">The problem to tackle in this and following Explorations is to write a simple tool that decides which files to compile and pretends to compile them. (Actually invoking an external program is beyond the scope of this book, so you won’t learn how to write an entire build tool.)</text:p>
      <text:p text:style-name="Text_20_body">
<text:span text:style-name="T1">The essential idea is simple: to make an executable program, you must compile source files into object files and link the object files together to form the program. The executable program is said to </text:span>
<text:span text:style-name="Emphasis">
<text:span text:style-name="T6">depend on</text:span>
</text:span>
<text:span text:style-name="Emphasis">
<text:span text:style-name="T1"> </text:span>
</text:span>
<text:span text:style-name="T1">the object files, which in turn, depend on the source files. Other terminology has the program as the </text:span>
<text:span text:style-name="Emphasis">
<text:span text:style-name="T6">target</text:span>
</text:span>
<text:span text:style-name="T1"> with the object files as its </text:span>
<text:span text:style-name="Emphasis">
<text:span text:style-name="T6">dependencies</text:span>
</text:span>
<text:span text:style-name="T16">.</text:span>
<text:span text:style-name="T1"> An object file, in turn, can be a target, with a source file and the header files that it includes as dependencies.</text:span>
</text:p>
      <text:p text:style-name="Text_20_body">
<text:span text:style-name="T1">As you know, to compile a single source file into a single object file, the compiler may need to read many additional header files. Each of these header files is a dependency of the object file. Thus, one header file can be a dependency of many object files. In more technical terms, targets and dependencies form a directed acyclic graph (DAG), which I will call the </text:span>
<text:span text:style-name="T7">dependency graph</text:span>
<text:span text:style-name="T1">. </text:span>
</text:p>
      <text:p text:style-name="Note_2f_Tip_2f_Caution"><text:soft-page-break/><text:span text:style-name="Dingbat_20_Symbol"><text:span text:style-name="T11"></text:span></text:span>Note A cyclic graph, such that A depends on B, and B depends on A, is a bad idea in the real world, and often indicates a faulty or poorly-considered design. For the sake of simplicity, I will ignore this error condition in this and subsequent Explorations.</text:p>
      <text:p text:style-name="P5">Anyone who’s been around large projects knows that dependency graphs can become extremely complex. Some header files may be generated by other programs, so the header files are targets with the generating programs as dependencies, and the generating programs are targets with their own dependencies.</text:p>
      <text:p text:style-name="Text_20_body">
<text:span text:style-name="T1">IDEs and programs, such as </text:span>
<text:span text:style-name="Code_20_Inline">
<text:span text:style-name="T6">make</text:span>
</text:span>
<text:span text:style-name="T1">, analyze the dependency graph and determine which </text:span>
<text:span text:style-name="T17">targets must be built first to ensure every target’s dependencies are fulfilled. Thus, if A depends</text:span>
<text:span text:style-name="T1"> on B, and B depends on C, </text:span>
<text:span text:style-name="Code_20_Inline">
<text:span text:style-name="T6">make</text:span>
</text:span>
<text:span text:style-name="T1"> must build C first (if it is a target), then B, and finally A. The key algorithm that </text:span>
<text:span text:style-name="Code_20_Inline">
<text:span text:style-name="T6">make</text:span>
</text:span>
<text:span text:style-name="T1"> employs to find the correct order in which to build targets is a </text:span>
<text:span text:style-name="Emphasis">
<text:span text:style-name="T6">topological sort</text:span>
</text:span>
<text:span text:style-name="T1">.</text:span>
</text:p>
      <text:p text:style-name="P5">Topological sorts are not included in the typical algorithms coursework of many computer science majors. Nor does the algorithm appear in many textbooks. However, any comprehensive algorithms book includes topological sort. </text:p>
      <text:p text:style-name="Note_2f_Tip_2f_Caution"><text:span text:style-name="Dingbat_20_Symbol"><text:span text:style-name="T11"></text:span></text:span>Note A good text on topological sort is <text:span text:style-name="T18">Introduction to Algorithms</text:span>, 3<text:span text:style-name="T19">rd</text:span> ed., by T. H. Cormen, C. E. Leiserson, and R. L. Rivest, 2009 MIT Press. My solution implements exercise 22.4-5.</text:p>
      <text:p text:style-name="P5">The C++ standard library does not include a topological sort algorithm because it is not a sequential algorithm. It operates on a graph, and the C++ library has no standard graph classes. (Boost has a graph library that includes topological sort, but to ensure everyone can use this Exploration, we will write our own topological sort function.)</text:p>
      <text:p text:style-name="Text_20_body">
<text:span text:style-name="T1">We’ll begin this Exploration by writing a pseudo-</text:span>
<text:span text:style-name="Code_20_Inline">
<text:span text:style-name="T6">make</text:span>
</text:span>
<text:span text:style-name="T1"> program—that is, a program that reads a </text:span>
<text:span text:style-name="Emphasis">
<text:span text:style-name="T6">makefile</text:span>
</text:span>
<text:span text:style-name="T1">: a file that describes a set of targets and their dependencies, performs a topological sort to find the order for building targets, and prints the targets in proper build order. In order to simplify the program somewhat, restrict the input to a text file that declares dependencies as pairs of strings, one pair on a line of text. The first string is the name of a target and the second string is the name of a dependency. If a target has multiple dependencies, the input file must list the target on multiple lines, one per dependency. A target can be a dependency of another target. The order of lines within the input file is not important. The goal is to write a program that will print the targets in order so that a </text:span>
<text:span text:style-name="Code_20_Inline">
<text:span text:style-name="T6">make</text:span>
</text:span>
<text:span text:style-name="T1">-like program can build the first target first, and proceed in order, such that all targets are built before they are needed as dependencies.</text:span>
</text:p>
      <text:p text:style-name="Text_20_body">
<text:span text:style-name="T1">To help clarify terminology, I use the term </text:span>
<text:span text:style-name="Emphasis">
<text:span text:style-name="T6">artifact</text:span>
</text:span>
<text:span text:style-name="T1"> for a string that can be a target, a dependency, or both. If you already know an algorithm for topological sort, go ahead and implement the program now. Otherwise, keep reading to see one implementation of </text:span>
<text:span text:style-name="Code_20_Inline">
<text:span text:style-name="T6">topological_sort</text:span>
</text:span>
<text:span text:style-name="T1">. To represent the dependency graph, use a map of sets. The map key is a dependency, and the value is the set of targets that list the key as a dependency. This seems inside out from the way you may usually think about organizing targets and dependencies, but as you can see in Listing 58-1, it makes the topological sort quite easy to implement. Because the </text:span>
<text:span text:style-name="Code_20_Inline">
<text:span text:style-name="T6">topological_sort</text:span>
</text:span>
<text:span text:style-name="T1"> function is reusable, it is a template function and works with “nodes” instead of artifacts, targets, and dependencies.</text:span>
</text:p>
      <text:p text:style-name="Code_20_Caption"><text:soft-page-break/><text:span text:style-name="T20">Listing 58-1.</text:span> Topological Sort of a Directed Acyclic Graph</text:p>
      <text:p text:style-name="Code">#ifndef TOPOLOGICAL_SORT_HPP_</text:p>
      <text:p text:style-name="Code">#define TOPOLOGICAL_SORT_HPP_</text:p>
      <text:p text:style-name="Code"/>
      <text:p text:style-name="Code">#include &lt;deque&gt;</text:p>
      <text:p text:style-name="Code">#include &lt;stdexcept&gt;</text:p>
      <text:p text:style-name="Code"/>
      <text:p text:style-name="Code">/// Helper function for topological_sort().</text:p>
      <text:p text:style-name="Code">/// Finds all the nodes in the graph with no incoming edges,</text:p>
      <text:p text:style-name="Code">/// that is, with empty values. Removes each one from the graph</text:p>
      <text:p text:style-name="Code">/// and adds it to the set @p nodes.</text:p>
      <text:p text:style-name="Code">/// @param[in,out] graph A map of node/set pairs</text:p>
      <text:p text:style-name="Code">/// @param[in,out] nodes A queue of nodes with no incoming edges</text:p>
      <text:p text:style-name="Code">template&lt;class Graph, class Nodes&gt;</text:p>
      <text:p text:style-name="Code">void topsort_clean_graph(Graph&amp; graph, Nodes&amp; nodes)</text:p>
      <text:p text:style-name="Code">{</text:p>
      <text:p text:style-name="Code"><text:span text:style-name="T21"><text:s text:c="2"/></text:span>for (auto iter(graph.begin()), end(graph.end()); iter != end;)</text:p>
      <text:p text:style-name="Code"><text:span text:style-name="T21"><text:s text:c="2"/></text:span>{</text:p>
      <text:p text:style-name="Code"><text:span text:style-name="T21"><text:s text:c="4"/></text:span>if (iter-&gt;second.empty())</text:p>
      <text:p text:style-name="Code"><text:span text:style-name="T21"><text:s text:c="4"/></text:span>{</text:p>
      <text:p text:style-name="Code"><text:span text:style-name="T21"><text:s text:c="6"/></text:span>nodes.push_back(iter-&gt;first);</text:p>
      <text:p text:style-name="Code"><text:span text:style-name="T21"><text:s text:c="6"/></text:span>graph.erase(iter++); <text:s/>// advance iterator before erase invalidates it</text:p>
      <text:p text:style-name="Code"><text:span text:style-name="T21"><text:s text:c="4"/></text:span>}</text:p>
      <text:p text:style-name="Code"><text:span text:style-name="T21"><text:s text:c="4"/></text:span>else</text:p>
      <text:p text:style-name="Code"><text:span text:style-name="T21"><text:s text:c="6"/></text:span>++iter;</text:p>
      <text:p text:style-name="Code"><text:span text:style-name="T21"><text:s text:c="2"/></text:span>}</text:p>
      <text:p text:style-name="Code">}</text:p>
      <text:p text:style-name="Code"/>
      <text:p text:style-name="Code">/// Topological sort of a directed acyclic graph.</text:p>
      <text:p text:style-name="Code">/// A graph is a map keyed by nodes, with sets of nodes as values.</text:p>
      <text:p text:style-name="Code">/// Edges run from values to keys. The sorted list of nodes</text:p>
      <text:p text:style-name="Code">/// is copied to an output iterator in reverse order.</text:p>
      <text:p text:style-name="Code">/// @param graph The graph</text:p>
      <text:p text:style-name="Code">/// @param sorted The output iterator</text:p>
      <text:p text:style-name="Code">/// @throws std::runtime_error if the graph contains a cycle</text:p>
      <text:p text:style-name="Code">/// @pre Graph::key_type == Graph::mapped_type::key_type</text:p>
      <text:p text:style-name="Code">template&lt;class Graph, class OutIterator&gt;</text:p>
      <text:p text:style-name="Code">void topological_sort(Graph graph, OutIterator sorted)</text:p>
      <text:p text:style-name="Code">{</text:p>
      <text:p text:style-name="Code"><text:span text:style-name="T21"><text:s text:c="2"/></text:span>std::deque&lt;typename Graph::key_type&gt; nodes{};</text:p>
      <text:p text:style-name="Code"><text:span text:style-name="T21"><text:s text:c="2"/></text:span>// Start with the set of nodes with no incoming edges.</text:p>
      <text:p text:style-name="Code"><text:span text:style-name="T21"><text:s text:c="2"/></text:span>topsort_clean_graph(graph, nodes);</text:p>
      <text:p text:style-name="Code"/>
      <text:p text:style-name="Code"><text:span text:style-name="T21"><text:s text:c="2"/></text:span>while (not nodes.empty())</text:p>
      <text:p text:style-name="Code"><text:span text:style-name="T21"><text:s text:c="2"/></text:span>{</text:p>
      <text:p text:style-name="Code"><text:span text:style-name="T21"><text:s text:c="4"/></text:span>// Grab the first node to process, output it to sorted,</text:p>
      <text:p text:style-name="Code"><text:span text:style-name="T21"><text:s text:c="4"/></text:span>// and remove it from the graph.</text:p>
      <text:p text:style-name="Code"><text:span text:style-name="T21"><text:s text:c="4"/></text:span>typename Graph::key_type n{nodes.front()};</text:p>
      <text:p text:style-name="Code"><text:span text:style-name="T21"><text:s text:c="4"/></text:span>nodes.pop_front();</text:p>
      <text:p text:style-name="Code"><text:span text:style-name="T21"><text:s text:c="4"/></text:span>*sorted = n;</text:p>
      <text:p text:style-name="Code"><text:span text:style-name="T21"><text:s text:c="4"/></text:span>++sorted;</text:p>
      <text:p text:style-name="Code"/>
      <text:p text:style-name="Code"><text:span text:style-name="T21"><text:s text:c="4"/></text:span>// Erase n from the graph</text:p>
      <text:p text:style-name="Code"><text:span text:style-name="T21"><text:s text:c="4"/></text:span>for (auto&amp; node : graph)</text:p>
      <text:p text:style-name="Code"><text:span text:style-name="T21"><text:s text:c="4"/></text:span>{</text:p>
      <text:p text:style-name="Code"><text:span text:style-name="T21"><text:s text:c="6"/></text:span>node.second.erase(n);</text:p>
      <text:p text:style-name="Code"><text:span text:style-name="T21"><text:s text:c="4"/></text:span>}</text:p>
      <text:p text:style-name="Code"><text:soft-page-break/><text:span text:style-name="T21"><text:s text:c="4"/></text:span>// After removing n, find any nodes that no longer</text:p>
      <text:p text:style-name="Code"><text:span text:style-name="T21"><text:s text:c="4"/></text:span>// have any incoming edges.</text:p>
      <text:p text:style-name="Code"><text:span text:style-name="T21"><text:s text:c="4"/></text:span>topsort_clean_graph(graph, nodes);</text:p>
      <text:p text:style-name="Code"><text:span text:style-name="T21"><text:s text:c="2"/></text:span>}</text:p>
      <text:p text:style-name="Code"><text:span text:style-name="T21"><text:s text:c="2"/></text:span>if (not graph.empty())</text:p>
      <text:p text:style-name="Code"><text:span text:style-name="T21"><text:s text:c="4"/></text:span>throw std::invalid_argument("Dependency graph contains cycles");</text:p>
      <text:p text:style-name="Code">}</text:p>
      <text:p text:style-name="Code"/>
      <text:p text:style-name="Code">#endif // TOPOLOGICAL_SORT_HPP_</text:p>
      <text:p text:style-name="Text_20_body">
<text:span text:style-name="T1">Now that you have the </text:span>
<text:span text:style-name="Code_20_Inline">
<text:span text:style-name="T6">topological_sort</text:span>
</text:span>
<text:span text:style-name="T1"> function, </text:span>
<text:span text:style-name="Strong_20_Emphasis">
<text:span text:style-name="T22">implement the pseudo-make program</text:span>
</text:span>
<text:span text:style-name="T1"> to read and parse the input, build the dependency graph, call </text:span>
<text:span text:style-name="Code_20_Inline">
<text:span text:style-name="T6">topological_sort</text:span>
</text:span>
<text:span text:style-name="T1">, and print the sorted result. Keep things simple and treat artifacts (targets and dependencies) as strings. Thus, the dependency graph is a map with </text:span>
<text:span text:style-name="Code_20_Inline">
<text:span text:style-name="T1">std::string</text:span>
</text:span>
<text:span text:style-name="T1"> as the key type and </text:span>
<text:span text:style-name="Code_20_Inline">
<text:span text:style-name="T1">std::set&lt;std::string&gt;</text:span>
</text:span>
<text:span text:style-name="T1"> as the value type. Compare your solution with Listing 58-2.</text:span>
</text:p>
      <text:p text:style-name="Code_20_Caption"><text:span text:style-name="T20">Listing 58-2.</text:span> First Draft of the Pseudo-Make Program</text:p>
      <text:p text:style-name="Code">#include &lt;algorithm&gt;</text:p>
      <text:p text:style-name="Code">#include &lt;cstdlib&gt;</text:p>
      <text:p text:style-name="Code">#include &lt;iostream&gt;</text:p>
      <text:p text:style-name="Code">#include &lt;iterator&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include &lt;vector&gt;</text:p>
      <text:p text:style-name="Code"/>
      <text:p text:style-name="Code">#include "topological_sort.hpp"</text:p>
      <text:p text:style-name="Code"/>
      <text:p text:style-name="Code">typedef std::string artifact; ///&lt; A target, dependency, or both</text:p>
      <text:p text:style-name="Code"/>
      <text:p text:style-name="Code">class dependency_graph</text:p>
      <text:p text:style-name="Code">{</text:p>
      <text:p text:style-name="Code">public:</text:p>
      <text:p text:style-name="Code"><text:span text:style-name="T21"><text:s text:c="2"/></text:span>typedef std::unordered_map&lt;artifact, std::unordered_set&lt;artifact&gt;&gt; graph_type;</text:p>
      <text:p text:style-name="Code"/>
      <text:p text:style-name="Code"><text:span text:style-name="T21"><text:s text:c="2"/></text:span>void store_dependency(artifact const&amp; target, artifact const&amp; dependency)</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
<text:soft-page-break/>
</text:p>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text:span text:style-name="T21"><text:s text:c="4"/></text:span>std::string target{}, dependency{};</text:p>
      <text:p text:style-name="Code"><text:span text:style-name="T21"><text:s text:c="4"/></text:span>std::istringstream stream{line};</text:p>
      <text:p text:style-name="Code"><text:span text:style-name="T21"><text:s text:c="4"/></text:span>if (stream &gt;&gt; target &gt;&gt; dependency)</text:p>
      <text:p text:style-name="Code"><text:span text:style-name="T21"><text:s text:c="6"/></text:span>graph.store_dependency(target, dependency);</text:p>
      <text:p text:style-name="Code"><text:span text:style-name="T21"><text:s text:c="4"/></text:span>else if (not target.empty())</text:p>
      <text:p text:style-name="Code"><text:span text:style-name="T21"><text:s text:c="6"/></text:span>// Input line has a target with no dependency,</text:p>
      <text:p text:style-name="Code"><text:span text:style-name="T21"><text:s text:c="6"/></text:span>// so report an error.</text:p>
      <text:p text:style-name="Code"><text:span text:style-name="T21"><text:s text:c="6"/></text:span>std::cerr &lt;&lt; "malformed input: target, " &lt;&lt; target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text:span text:style-name="T21"><text:s text:c="4"/></text:span>// Get the artifacts. The sort stores them in reverse order.</text:p>
      <text:p text:style-name="Code"><text:span text:style-name="T21"><text:s text:c="4"/></text:span>std::vector&lt;artifact&gt; sorted{};</text:p>
      <text:p text:style-name="Code"><text:span text:style-name="T21"><text:s text:c="4"/></text:span>graph.sort(std::back_inserter(sorted));</text:p>
      <text:p text:style-name="Code"><text:span text:style-name="T21"><text:s text:c="4"/></text:span>// Then print them in the correct order.</text:p>
      <text:p text:style-name="Code"><text:span text:style-name="T21"><text:s text:c="4"/></text:span>std::copy(sorted.rbegin(), sorted.rend(),</text:p>
      <text:p text:style-name="Code"><text:span text:style-name="T21"><text:s text:c="14"/></text:span>std::ostream_iterator&lt;artifact&gt;(std::cout, "\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P5">So what do DAGs and topological sorts have to do with the topic of this Exploration? I thought you’d never ask. Let’s construct a slightly more complicated problem by making it a little more realistic.</text:p>
      <text:p text:style-name="Text_20_body">
<text:span text:style-name="T1">A real </text:span>
<text:span text:style-name="Code_20_Inline">
<text:span text:style-name="T6">make</text:span>
</text:span>
<text:span text:style-name="T1"> program needs to keep track of more information about an artifact, especially the time when it was last modified. A target also has a list of actions to perform if any dependency is newer than the target. Thus, a class makes more sense than a string for representing an artifact. You can add to the class whatever functionality you need for your </text:span>
<text:span text:style-name="Code_20_Inline">
<text:span text:style-name="T6">make</text:span>
</text:span>
<text:span text:style-name="T1"> program.</text:span>
</text:p>
      <text:p text:style-name="Text_20_body">
<text:span text:style-name="T1">Standard C++ does not have any functions for querying a file’s modification time. For now, we’ll just sidestep the issue and make up a time for every artifact. The important task at hand is to associate additional information with an artifact. The </text:span>
<text:span text:style-name="Code_20_Inline">
<text:span text:style-name="T1">&lt;chrono&gt;</text:span>
</text:span>
<text:span text:style-name="T1"> header declares a time type that goes by the rather unwieldy </text:span>
<text:change text:change-id="ct105866016"/>
<text:span text:style-name="T1">name of:</text:span>
</text:p>
      <text:p text:style-name="Code">
<text:span text:style-name="Code_20_Inline">std::chrono::system_clock::time_point</text:span>
</text:p>
      <text:p text:style-name="Text_20_body">
<text:span text:style-name="T1">Ignoring actions, you might define the </text:span>
<text:span text:style-name="Code_20_Inline">
<text:span text:style-name="T1">artifact</text:span>
</text:span>
<text:span text:style-name="T1"> type as shown in Listing 58-3.</text:span>
</text:p>
      <text:p text:style-name="Code_20_Caption"><text:span text:style-name="T20">Listing 58-3.</text:span> New Definition of an Artifact</text:p>
      <text:p text:style-name="Code">#ifndef ARTIFACT_HPP_</text:p>
      <text:p text:style-name="Code">#define ARTIFACT_HPP_</text:p>
      <text:p text:style-name="Code">
<text:soft-page-break/>
</text:p>
      <text:p text:style-name="Code">#include &lt;chrono&gt;</text:p>
      <text:p text:style-name="Code">#include &lt;string&gt;</text:p>
      <text:p text:style-name="Code"/>
      <text:p text:style-name="Code">class artifact</text:p>
      <text:p text:style-name="Code">{</text:p>
      <text:p text:style-name="Code">public:</text:p>
      <text:p text:style-name="Code"><text:span text:style-name="T21"><text:s text:c="2"/></text:span>typedef <text:s/>std::chrono::system_clock clock;</text:p>
      <text:p text:style-name="Code"><text:span text:style-name="T21"><text:s text:c="2"/></text:span>artifact() : name_{}, mod_time_{clock::time_point{}} {}</text:p>
      <text:p text:style-name="Code"><text:span text:style-name="T21"><text:s text:c="2"/></text:span>artifact(std::string const&amp; name)</text:p>
      <text:p text:style-name="Code"><text:span text:style-name="T21"><text:s text:c="2"/></text:span>: name_{name}, mod_time_{get_mod_time()}</text:p>
      <text:p text:style-name="Code"><text:span text:style-name="T21"><text:s text:c="2"/></text:span>{}</text:p>
      <text:p text:style-name="Code"/>
      <text:p text:style-name="Code"><text:span text:style-name="T21"><text:s text:c="2"/></text:span>std::string const&amp; name() <text:s text:c="4"/>const { return name_; }</text:p>
      <text:p text:style-name="Code"><text:span text:style-name="T21"><text:s text:c="2"/></text:span>clock::time_point <text:s/>mod_time() const { return mod_time_; }</text:p>
      <text:p text:style-name="Code"/>
      <text:p text:style-name="Code"><text:span text:style-name="T21"><text:s text:c="2"/></text:span>/// Build a target.</text:p>
      <text:p text:style-name="Code"><text:span text:style-name="T21"><text:s text:c="2"/></text:span>/// After completing the actions (not yet implemented),</text:p>
      <text:p text:style-name="Code"><text:span text:style-name="T21"><text:s text:c="2"/></text:span>/// update the modification time.</text:p>
      <text:p text:style-name="Code"><text:span text:style-name="T21"><text:s text:c="2"/></text:span>void build();</text:p>
      <text:p text:style-name="Code"/>
      <text:p text:style-name="Code"><text:span text:style-name="T21"><text:s text:c="2"/></text:span>/// Look up the modification time of the artifact.</text:p>
      <text:p text:style-name="Code"><text:span text:style-name="T21"><text:s text:c="2"/></text:span>/// Return time_point{} if the artifact does not</text:p>
      <text:p text:style-name="Code"><text:span text:style-name="T21"><text:s text:c="2"/></text:span>/// exist (and therefore must be built) or if the time cannot</text:p>
      <text:p text:style-name="Code"><text:span text:style-name="T21"><text:s text:c="2"/></text:span>/// be obtained for any other reason.</text:p>
      <text:p text:style-name="Code"><text:span text:style-name="T21"><text:s text:c="2"/></text:span>/// Also see boost::file_system::last_write_time.</text:p>
      <text:p text:style-name="Code"><text:span text:style-name="T21"><text:s text:c="2"/></text:span>clock::time_point get_mod_time()</text:p>
      <text:p text:style-name="Code"><text:span text:style-name="T21"><text:s text:c="2"/></text:span>{</text:p>
      <text:p text:style-name="Code"><text:span text:style-name="T21"><text:s text:c="4"/></text:span>// Real programs should get this information from the</text:p>
      <text:p text:style-name="Code"><text:span text:style-name="T21"><text:s text:c="4"/></text:span>// operating system. This program returns the current time.</text:p>
      <text:p text:style-name="Code"><text:span text:style-name="T21"><text:s text:c="4"/></text:span>return clock::now();</text:p>
      <text:p text:style-name="Code"><text:span text:style-name="T21"><text:s text:c="2"/></text:span>}</text:p>
      <text:p text:style-name="Code">private:</text:p>
      <text:p text:style-name="Code"><text:span text:style-name="T21"><text:s text:c="2"/></text:span>std::string name_;</text:p>
      <text:p text:style-name="Code"><text:span text:style-name="T21"><text:s text:c="2"/></text:span>clock::time_point mod_time_;</text:p>
      <text:p text:style-name="Code">};</text:p>
      <text:p text:style-name="Code"/>
      <text:p text:style-name="Code">#endif // ARTIFACT_HPP_</text:p>
      <text:p text:style-name="P5">Now we run into a problem. In the first draft of this program, what made two strings refer to the same artifact is that the strings had the same content. The target named “program” is the same artifact as the dependency named “program” because they are spelled the same. That scheme falls down now that an artifact is more than just a string. When you build a target and update its modification time, you want all uses of that artifact to be updated. Somehow, every use of an artifact name must be associated with a single artifact object for that name.</text:p>
      <text:p text:style-name="P5">Got any ideas? It can be done with your current understanding of C++, but you may need to stop and think about it.</text:p>
      <text:p text:style-name="Text_20_body">
<text:span text:style-name="T1">Need a hint? How about storing all artifacts in one big vector? Then make a dependency graph that contains indices into the vector instead of artifact names. </text:span>
<text:span text:style-name="T23">Try it.</text:span>
<text:span text:style-name="T1"> Rewrite the program in Listing 58-2 to use the new </text:span>
<text:span text:style-name="Code_20_Inline">
<text:span text:style-name="T1">artifact.hpp</text:span>
</text:span>
<text:span text:style-name="T1"> header from Listing 58-3. When an artifact name is read from the input file, look up </text:span>
<text:span text:style-name="T1">that name in a vector of all artifacts. If the artifact is new, add it to the end. Store vector indices in the dependency graph. Print the final list by looking up the numbers in the vector. Compare your solution with Listing 58-4.</text:span>
</text:p>
      <text:p text:style-name="Note_2f_Tip_2f_Caution"><text:soft-page-break/><text:span text:style-name="Dingbat_20_Symbol"><text:span text:style-name="T11"></text:span></text:span>Note If the performance of linear look-ups concerns you, congratulations for sharp thinking. Not to worry, however, because the program will continue to grow and evolve throughout this Exploration, and we will eliminate the performance issue before we finish.</text:p>
      <text:p text:style-name="Code_20_Caption"><text:span text:style-name="T20">Listing 58-4.</text:span> Second Draft, Adding Modification Times to Artifacts</text:p>
      <text:p text:style-name="Code">#include &lt;algorithm&gt;</text:p>
      <text:p text:style-name="Code">#include &lt;cstdlib&gt;</text:p>
      <text:p text:style-name="Code">#include &lt;iostream&gt;</text:p>
      <text:p text:style-name="Code">#include &lt;iterator&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include &lt;vector&gt;</text:p>
      <text:p text:style-name="Code"/>
      <text:p text:style-name="Code">#include "artifact.hpp"</text:p>
      <text:p text:style-name="Code">#include "topological_sort.hpp"</text:p>
      <text:p text:style-name="Code"/>
      <text:p text:style-name="Code">
<text:span text:style-name="Code_20_Bold">
<text:span text:style-name="T10">typedef std::size_t artifact_index;</text:span>
</text:span>
</text:p>
      <text:p text:style-name="Code"/>
      <text:p text:style-name="Code">class dependency_graph</text:p>
      <text:p text:style-name="Code">{</text:p>
      <text:p text:style-name="Code">public:</text:p>
      <text:p text:style-name="Code">
<text:span text:style-name="Code_20_Bold">
<text:span text:style-name="T12">
<text:s text:c="2"/>
</text:span>
</text:span>
<text:span text:style-name="Code_20_Bold">
<text:span text:style-name="T10">typedef std::unordered_map&lt;artifact_index, std::unordered_set&lt;artifact_index&gt;&gt; graph_type;</text:span>
</text:span>
</text:p>
      <text:p text:style-name="Code"/>
      <text:p text:style-name="Code">
<text:span text:style-name="Code_20_Bold">
<text:span text:style-name="T12">
<text:s text:c="2"/>
</text:span>
</text:span>
<text:span text:style-name="Code_20_Bold">
<text:span text:style-name="T10">void store_dependency(artifact_index target, artifact_index dependency)</text:span>
</text:span>
</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
      <text:p text:style-name="Code">
<text:span text:style-name="Code_20_Bold">
<text:span text:style-name="T10">std::vector&lt;artifact&gt; artifacts{};</text:span>
</text:span>
</text:p>
      <text:p text:style-name="Code">
<text:span text:style-name="Code_20_Bold">
<text:span text:style-name="T10">artifact_index lookup_artifact(std::string const&amp; name)</text:span>
</text:span>
</text:p>
      <text:p text:style-name="Code">
<text:span text:style-name="Code_20_Bold">
<text:span text:style-name="T10">{</text:span>
</text:span>
</text:p>
      <text:p text:style-name="Code">
<text:span text:style-name="Code_20_Bold">
<text:span text:style-name="T12">
<text:s text:c="2"/>
</text:span>
</text:span>
<text:span text:style-name="Code_20_Bold">
<text:span text:style-name="T10">auto iter( std::find_if(artifacts.begin(), artifacts.end(),</text:span>
</text:span>
</text:p>
      <text:p text:style-name="Code">
<text:span text:style-name="Code_20_Bold">
<text:span text:style-name="T12">
<text:s text:c="4"/>
</text:span>
</text:span>
<text:span text:style-name="Code_20_Bold">
<text:span text:style-name="T10">[&amp;name](artifact const&amp; a) { return a.name() == name; })</text:span>
</text:span>
</text:p>
      <text:p text:style-name="Code">
<text:span text:style-name="Code_20_Bold">
<text:span text:style-name="T12">
<text:s text:c="2"/>
</text:span>
</text:span>
<text:span text:style-name="Code_20_Bold">
<text:span text:style-name="T10">);</text:span>
</text:span>
</text:p>
      <text:p text:style-name="Code">
<text:soft-page-break/>
<text:span text:style-name="Code_20_Bold">
<text:span text:style-name="T12">
<text:s text:c="2"/>
</text:span>
</text:span>
<text:span text:style-name="Code_20_Bold">
<text:span text:style-name="T10">if (iter != artifacts.end())</text:span>
</text:span>
</text:p>
      <text:p text:style-name="Code">
<text:span text:style-name="Code_20_Bold">
<text:span text:style-name="T12">
<text:s text:c="4"/>
</text:span>
</text:span>
<text:span text:style-name="Code_20_Bold">
<text:span text:style-name="T10">return iter - artifacts.begin();</text:span>
</text:span>
</text:p>
      <text:p text:style-name="Code">
<text:span text:style-name="Code_20_Bold">
<text:span text:style-name="T12">
<text:s text:c="2"/>
</text:span>
</text:span>
<text:span text:style-name="Code_20_Bold">
<text:span text:style-name="T10">// Artifact not found, so add it to the end.</text:span>
</text:span>
</text:p>
      <text:p text:style-name="Code">
<text:span text:style-name="Code_20_Bold">
<text:span text:style-name="T12">
<text:s text:c="2"/>
</text:span>
</text:span>
<text:span text:style-name="Code_20_Bold">
<text:span text:style-name="T10">artifacts.push_back(artifact{name});</text:span>
</text:span>
</text:p>
      <text:p text:style-name="Code">
<text:span text:style-name="Code_20_Bold">
<text:span text:style-name="T12">
<text:s text:c="2"/>
</text:span>
</text:span>
<text:span text:style-name="Code_20_Bold">
<text:span text:style-name="T10">return artifacts.size() - 1;</text:span>
</text:span>
</text:p>
      <text:p text:style-name="Code">
<text:span text:style-name="Code_20_Bold">
<text:span text:style-name="T10">}</text:span>
</text:span>
</text:p>
      <text:p text:style-name="P7"/>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
<text:span text:style-name="Code_20_Bold">
<text:span text:style-name="T12">
<text:s text:c="4"/>
</text:span>
</text:span>
<text:span text:style-name="Code_20_Bold">
<text:span text:style-name="T10">std::string target_name{}, dependency_name{};</text:span>
</text:span>
</text:p>
      <text:p text:style-name="Code"><text:span text:style-name="T21"><text:s text:c="4"/></text:span>std::istringstream stream{line};</text:p>
      <text:p text:style-name="Code">
<text:span text:style-name="Code_20_Bold">
<text:span text:style-name="T12">
<text:s text:c="4"/>
</text:span>
</text:span>
<text:span text:style-name="Code_20_Bold">
<text:span text:style-name="T10">if (stream &gt;&gt; target_name &gt;&gt; dependency_name)</text:span>
</text:span>
</text:p>
      <text:p text:style-name="Code"><text:span text:style-name="T21"><text:s text:c="4"/></text:span>{</text:p>
      <text:p text:style-name="Code">
<text:span text:style-name="Code_20_Bold">
<text:span text:style-name="T12">
<text:s text:c="6"/>
</text:span>
</text:span>
<text:span text:style-name="Code_20_Bold">
<text:span text:style-name="T10">artifact_index target{lookup_artifact(target_name)};</text:span>
</text:span>
</text:p>
      <text:p text:style-name="Code">
<text:span text:style-name="Code_20_Bold">
<text:span text:style-name="T12">
<text:s text:c="6"/>
</text:span>
</text:span>
<text:span text:style-name="Code_20_Bold">
<text:span text:style-name="T10">artifact_index dependency{lookup_artifact(dependency_name)};</text:span>
</text:span>
</text:p>
      <text:p text:style-name="Code"><text:span text:style-name="T21"><text:s text:c="6"/></text:span>graph.store_dependency(target, dependency);</text:p>
      <text:p text:style-name="Code"><text:span text:style-name="T21"><text:s text:c="4"/></text:span>}</text:p>
      <text:p text:style-name="Code">
<text:span text:style-name="Code_20_Bold">
<text:span text:style-name="T12">
<text:s text:c="4"/>
</text:span>
</text:span>
<text:span text:style-name="Code_20_Bold">
<text:span text:style-name="T10">else if (not target_name.empty())</text:span>
</text:span>
</text:p>
      <text:p text:style-name="Code"><text:span text:style-name="T21"><text:s text:c="6"/></text:span>// Input line has a target with no dependency,</text:p>
      <text:p text:style-name="Code"><text:span text:style-name="T21"><text:s text:c="6"/></text:span>// so report an error.</text:p>
      <text:p text:style-name="Code"><text:span text:style-name="T21"><text:s text:c="6"/></text:span>std::cerr &lt;&lt; "malformed input: target, " &lt;&lt; target_name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text:span text:style-name="T21"><text:s text:c="4"/></text:span>// Get the sorted artifact indices in reverse order.</text:p>
      <text:p text:style-name="Code">
<text:span text:style-name="Code_20_Bold">
<text:span text:style-name="T12">
<text:s text:c="4"/>
</text:span>
</text:span>
<text:span text:style-name="Code_20_Bold">
<text:span text:style-name="T10">std::vector&lt;artifact_index&gt; sorted{};</text:span>
</text:span>
</text:p>
      <text:p text:style-name="Code"><text:span text:style-name="T21"><text:s text:c="4"/></text:span>graph.sort(std::back_inserter(sorted));</text:p>
      <text:p text:style-name="Code"><text:span text:style-name="T21"><text:s text:c="4"/></text:span>// Then print the artifacts in the correct order.</text:p>
      <text:p text:style-name="Code">
<text:span text:style-name="Code_20_Bold">
<text:span text:style-name="T12">
<text:s text:c="4"/>
</text:span>
</text:span>
<text:span text:style-name="Code_20_Bold">
<text:span text:style-name="T10">for (auto it(sorted.rbegin()), end(sorted.rend());</text:span>
</text:span>
</text:p>
      <text:p text:style-name="Code"><text:span text:style-name="T21"><text:s text:c="9"/></text:span>it != end;</text:p>
      <text:p text:style-name="Code"><text:span text:style-name="T21"><text:s text:c="9"/></text:span>++it)</text:p>
      <text:p text:style-name="Code"><text:span text:style-name="T21"><text:s text:c="4"/></text:span>{</text:p>
      <text:p text:style-name="Code">
<text:span text:style-name="Code_20_Bold">
<text:span text:style-name="T12">
<text:s text:c="6"/>
</text:span>
</text:span>
<text:span text:style-name="Code_20_Bold">
<text:span text:style-name="T10">std::cout &lt;&lt; artifacts.at(*it).name() &lt;&lt; '\n';</text:span>
</text:span>
</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
<text:span text:style-name="T1">Well, that works, but it’s ugly. Looking up indices is sloppy programming. Much better would be to store references to the </text:span>
<text:span text:style-name="Code_20_Inline">
<text:span text:style-name="T1">artifact</text:span>
</text:span>
<text:span text:style-name="T1"> objects directly in the graph. Ah, there’s the rub. You can’t store a reference in a standard container. Containers are for storing objects—real objects. The container needs to be able to copy and assign the elements in the container, but it can’t do that with references. Copying a reference </text:span>
<text:span text:style-name="T1">actually copies the object to which it refers. A reference is not a first-class entity that a program can manipulate.</text:span>
</text:p>
      <text:p text:style-name="P6"><text:soft-page-break/>Wouldn’t it be nice if C++ had a language feature that acted like a reference, but let you copy and assign the reference itself (not the referred-to object)? Let’s pretend we are inventing the C++ language and we need to add this language feature.</text:p>
      <text:h text:style-name="Heading_20_1" text:outline-level="1">The Solution</text:h>
      <text:p text:style-name="Body_20_Text_20_First">Let’s devise a new language feature to solve this programming problem. This new feature is similar to references, but permits use with standard containers. Let’s call this feature a <text:span text:style-name="Emphasis"><text:span text:style-name="T15">flex-ref</text:span></text:span>, short for flexible reference.</text:p>
      <text:p text:style-name="Text_20_body">
<text:span text:style-name="T1">If </text:span>
<text:span text:style-name="Code_20_Inline">
<text:span text:style-name="T1">a</text:span>
</text:span>
<text:span text:style-name="T1"> and </text:span>
<text:span text:style-name="Code_20_Inline">
<text:span text:style-name="T1">b</text:span>
</text:span>
<text:span text:style-name="T1"> are both flex-refs that refer to type </text:span>
<text:span text:style-name="Code_20_Inline">
<text:span text:style-name="T1">int</text:span>
</text:span>
<text:span text:style-name="T1">, the statement</text:span>
</text:p>
      <text:p text:style-name="Code">a = b;</text:p>
      <text:p text:style-name="Text_20_body">
<text:span text:style-name="T1">means the value of </text:span>
<text:span text:style-name="Code_20_Inline">
<text:span text:style-name="T1">a</text:span>
</text:span>
<text:span text:style-name="T1"> is changed so that </text:span>
<text:span text:style-name="Code_20_Inline">
<text:span text:style-name="T1">a</text:span>
</text:span>
<text:span text:style-name="T1"> now refers to the same </text:span>
<text:span text:style-name="Code_20_Inline">
<text:span text:style-name="T1">int</text:span>
</text:span>
<text:span text:style-name="T1"> object to which </text:span>
<text:span text:style-name="Code_20_Inline">
<text:span text:style-name="T1">b</text:span>
</text:span>
<text:span text:style-name="T1"> refers. Passing </text:span>
<text:span text:style-name="Code_20_Inline">
<text:span text:style-name="T1">a</text:span>
</text:span>
<text:span text:style-name="T1"> as an argument to a function passes the value of </text:span>
<text:span text:style-name="Code_20_Inline">
<text:span text:style-name="T1">a</text:span>
</text:span>
<text:span text:style-name="T1">, so if the function assigns a new value to </text:span>
<text:span text:style-name="Code_20_Inline">
<text:span text:style-name="T1">a</text:span>
</text:span>
<text:span text:style-name="T1">, that change is local to the function (just as with any other function argument). Using a suitable operator, however, the function can obtain the </text:span>
<text:span text:style-name="Code_20_Inline">
<text:span text:style-name="T1">int</text:span>
</text:span>
<text:span text:style-name="T1"> object to which </text:span>
<text:span text:style-name="Code_20_Inline">
<text:span text:style-name="T1">a</text:span>
</text:span>
<text:span text:style-name="T1"> refers, and read or modify that </text:span>
<text:span text:style-name="Code_20_Inline">
<text:span text:style-name="T1">int</text:span>
</text:span>
<text:span text:style-name="T1">.</text:span>
</text:p>
      <text:p text:style-name="Text_20_body">
<text:span text:style-name="T1">You need a way to obtain the referred-to value, so we need to invent a new operator. Look at iterators for inspiration: given an iterator, the unary </text:span>
<text:span text:style-name="Code_20_Inline">
<text:span text:style-name="T1">*</text:span>
</text:span>
<text:span text:style-name="T1"> operator returns the item to which the iterator refers. Let’s use the same operator for flex-refs. Thus, the following prints the </text:span>
<text:span text:style-name="Code_20_Inline">
<text:span text:style-name="T1">int</text:span>
</text:span>
<text:span text:style-name="T1"> value to which </text:span>
<text:span text:style-name="Code_20_Inline">
<text:span text:style-name="T1">a</text:span>
</text:span>
<text:span text:style-name="T1"> refers:</text:span>
</text:p>
      <text:p text:style-name="Code">std::cout &lt;&lt; *a;</text:p>
      <text:p text:style-name="Text_20_body">
<text:span text:style-name="T1">In the spirit of the </text:span>
<text:span text:style-name="Code_20_Inline">
<text:span text:style-name="T1">*</text:span>
</text:span>
<text:span text:style-name="T1"> operator, declare a flex-ref by using </text:span>
<text:span text:style-name="Code_20_Inline">
<text:span text:style-name="T1">*</text:span>
</text:span>
<text:span text:style-name="T1"> in the same manner that you use </text:span>
<text:span text:style-name="Code_20_Inline">
<text:span text:style-name="T1">&amp;</text:span>
</text:span>
<text:span text:style-name="T1"> for references.</text:span>
</text:p>
      <text:p text:style-name="Code">int *a, *b;</text:p>
      <text:p text:style-name="Text_20_body">
<text:span text:style-name="T1">Use the same syntax when declaring a container. For example, declare a vector of flex-refs that refer to type </text:span>
<text:span text:style-name="Code_20_Inline">
<text:span text:style-name="T1">int</text:span>
</text:span>
<text:span text:style-name="T1">.</text:span>
</text:p>
      <text:p text:style-name="Code">std::vector&lt;int*&gt; vec;</text:p>
      <text:p text:style-name="Code">vec.push_back(a);</text:p>
      <text:p text:style-name="Code">b = vec.front();</text:p>
      <text:p text:style-name="Text_20_body">
<text:span text:style-name="T1">All that’s left is to provide a way to make a flex-ref refer to an object. For that, let’s turn to ordinary references for inspiration and use the </text:span>
<text:span text:style-name="Code_20_Inline">
<text:span text:style-name="T1">&amp;</text:span>
</text:span>
<text:span text:style-name="T1"> operator. Suppose that </text:span>
<text:span text:style-name="Code_20_Inline">
<text:span text:style-name="T1">c</text:span>
</text:span>
<text:span text:style-name="T1"> is of type </text:span>
<text:span text:style-name="Code_20_Inline">
<text:span text:style-name="T1">int</text:span>
</text:span>
<text:span text:style-name="T1">, the following makes </text:span>
<text:span text:style-name="Code_20_Inline">
<text:span text:style-name="T1">a</text:span>
</text:span>
<text:span text:style-name="T1"> refer to </text:span>
<text:span text:style-name="Code_20_Inline">
<text:span text:style-name="T1">c</text:span>
</text:span>
<text:span text:style-name="T1">:</text:span>
</text:p>
      <text:p text:style-name="Code">a = &amp;c;</text:p>
      <text:p text:style-name="Text_20_body">
<text:span text:style-name="T1">As you’ve guessed by now, flex-refs are pointers. The variables </text:span>
<text:span text:style-name="Code_20_Inline">
<text:span text:style-name="T1">a</text:span>
</text:span>
<text:span text:style-name="T1"> and </text:span>
<text:span text:style-name="Code_20_Inline">
<text:span text:style-name="T1">b</text:span>
</text:span>
<text:span text:style-name="T1"> are called “pointers to </text:span>
<text:span text:style-name="Code_20_Inline">
<text:span text:style-name="T1">int</text:span>
</text:span>
<text:span text:style-name="T1">.” A pointer is an honest-to-goodness lvalue. It occupies memory. The values that are stored in that memory are addresses of other lvalues. You can freely change the value stored in that memory, which has the effect of making the pointer refer to a different object.</text:span>
</text:p>
      <text:p text:style-name="Text_20_body">
<text:span text:style-name="T1">A pointer can point to a </text:span>
<text:span text:style-name="Code_20_Inline">
<text:span text:style-name="T1">const</text:span>
</text:span>
<text:span text:style-name="T1"> object, or it can be a </text:span>
<text:span text:style-name="Code_20_Inline">
<text:span text:style-name="T1">const</text:span>
</text:span>
<text:span text:style-name="T1"> pointer, or both. The following shows pointer to </text:span>
<text:span text:style-name="Code_20_Inline">
<text:span text:style-name="T1">const</text:span>
</text:span>
<text:span text:style-name="T1"> </text:span>
<text:span text:style-name="Code_20_Inline">
<text:span text:style-name="T1">int</text:span>
</text:span>
<text:span text:style-name="T1">:</text:span>
</text:p>
      <text:p text:style-name="Code"><text:soft-page-break/>int const* p;</text:p>
      <text:p text:style-name="Code">p = &amp;c;</text:p>
      <text:p text:style-name="Text_20_body">
<text:span text:style-name="T1">Define a </text:span>
<text:span text:style-name="Code_20_Inline">
<text:span text:style-name="T1">const</text:span>
</text:span>
<text:span text:style-name="T1"> pointer—that is, a pointer that is itself </text:span>
<text:span text:style-name="Code_20_Inline">
<text:span text:style-name="T1">const</text:span>
</text:span>
<text:span text:style-name="T1"> and therefore cannot be the target of an assignment, but the dereferenced object can be the target.</text:span>
</text:p>
      <text:p text:style-name="Code">int * const q{&amp;c};</text:p>
      <text:p text:style-name="Code">*q = 42;</text:p>
      <text:p text:style-name="Text_20_body">
<text:span text:style-name="T1">Like any </text:span>
<text:span text:style-name="Code_20_Inline">
<text:span text:style-name="T1">const</text:span>
</text:span>
<text:span text:style-name="T1"> object, you must supply an initializer and you cannot modify the pointer. However, you can modify the object to which the pointer points.</text:span>
</text:p>
      <text:p text:style-name="P5">You can define a reference to a pointer, just as you can define a reference to anything (except another reference).</text:p>
      <text:p text:style-name="Code">int const*&amp;r{p};</text:p>
      <text:p text:style-name="Text_20_body">
<text:span text:style-name="T1">Read this declaration the way you would read any other declaration: start by finding the declarator, </text:span>
<text:span text:style-name="Code_20_Inline">
<text:span text:style-name="T1">r</text:span>
</text:span>
<text:span text:style-name="T1">. Then read the declaration from the inside working your way outward. To the left, see </text:span>
<text:span text:style-name="Code_20_Inline">
<text:span text:style-name="T1">&amp;</text:span>
</text:span>
<text:span text:style-name="T1">, telling you that </text:span>
<text:span text:style-name="Code_20_Inline">
<text:span text:style-name="T1">r</text:span>
</text:span>
<text:span text:style-name="T1"> is a reference. To the right is the initializer, </text:span>
<text:span text:style-name="Code_20_Inline">
<text:span text:style-name="T1">{p}</text:span>
</text:span>
<text:span text:style-name="T1">; </text:span>
<text:span text:style-name="Code_20_Inline">
<text:span text:style-name="T1">r</text:span>
</text:span>
<text:span text:style-name="T1"> is a reference to </text:span>
<text:span text:style-name="Code_20_Inline">
<text:span text:style-name="T1">p</text:span>
</text:span>
<text:span text:style-name="T1"> (</text:span>
<text:span text:style-name="Code_20_Inline">
<text:span text:style-name="T1">r</text:span>
</text:span>
<text:span text:style-name="T1"> is another name for the object </text:span>
<text:span text:style-name="Code_20_Inline">
<text:span text:style-name="T1">p</text:span>
</text:span>
<text:span text:style-name="T24">)</text:span>
<text:span text:style-name="T1">. Continuing to the left, you see </text:span>
<text:span text:style-name="Code_20_Inline">
<text:span text:style-name="T1">*</text:span>
</text:span>
<text:span text:style-name="T1">, so </text:span>
<text:span text:style-name="Code_20_Inline">
<text:span text:style-name="T1">r</text:span>
</text:span>
<text:span text:style-name="T1"> is a reference to a pointer. Then you see </text:span>
<text:span text:style-name="Code_20_Inline">
<text:span text:style-name="T1">const</text:span>
</text:span>
<text:span text:style-name="T1">, so you know </text:span>
<text:span text:style-name="Code_20_Inline">
<text:span text:style-name="T1">r</text:span>
</text:span>
<text:span text:style-name="T1"> is a reference to a pointer to a </text:span>
<text:span text:style-name="Code_20_Inline">
<text:span text:style-name="T1">const</text:span>
</text:span>
<text:span text:style-name="T1"> something. Finally, </text:span>
<text:span text:style-name="Code_20_Inline">
<text:span text:style-name="T1">int</text:span>
</text:span>
<text:span text:style-name="T1"> tells you that </text:span>
<text:span text:style-name="Code_20_Inline">
<text:span text:style-name="T1">r</text:span>
</text:span>
<text:span text:style-name="T1"> is a reference to a pointer to </text:span>
<text:span text:style-name="Code_20_Inline">
<text:span text:style-name="T1">const</text:span>
</text:span>
<text:span text:style-name="T1"> </text:span>
<text:span text:style-name="Code_20_Inline">
<text:span text:style-name="T1">int</text:span>
</text:span>
<text:span text:style-name="T1">. Thus, the initializer is valid because its type is pointer to <text:s/></text:span>
<text:span text:style-name="Code_20_Inline">
<text:span text:style-name="T1">int</text:span>
</text:span>
<text:span text:style-name="T1">.</text:span>
</text:p>
      <text:p text:style-name="P5">What about the other way around? Can you define a pointer to a reference? The short answer is that you can’t. A pointer to a reference makes as little sense as a reference to a reference. References and pointers must refer or point to a real object.<text:change-start text:change-id="ct143914080"/> <text:span text:style-name="T26">When you use the </text:span><text:span text:style-name="Code_20_Inline"><text:span text:style-name="T26">&amp;</text:span></text:span><text:span text:style-name="T26"> operator on a reference, you get the address of the referenced object.</text:span><text:change-end text:change-id="ct143914080"/></text:p>
      <text:p text:style-name="P5">You can define a pointer to a pointer. Or a pointer to a pointer to a pointer to a pointer... Just keep track of the exact type of your pointer. The compiler ensures that you assign only expressions of the correct type, as shown in the following:</text:p>
      <text:p text:style-name="Code">int x;</text:p>
      <text:p text:style-name="Code">int *y;</text:p>
      <text:p text:style-name="Code">int **z;</text:p>
      <text:p text:style-name="Code">y = &amp;x;</text:p>
      <text:p text:style-name="Code">z = &amp;y;</text:p>
      <text:p text:style-name="Text_20_body">
<text:span text:style-name="T8">Try </text:span>
<text:span text:style-name="Code_20_Inline">
<text:span text:style-name="T25">z</text:span>
</text:span>
<text:span text:style-name="T8"> </text:span>
<text:span text:style-name="Code_20_Inline">
<text:span text:style-name="T25">=</text:span>
</text:span>
<text:span text:style-name="T8"> </text:span>
<text:span text:style-name="Code_20_Inline">
<text:span text:style-name="T25">&amp;x</text:span>
</text:span>
<text:span text:style-name="T8"> and </text:span>
<text:span text:style-name="Code_20_Inline">
<text:span text:style-name="T25">y</text:span>
</text:span>
<text:span text:style-name="T8"> </text:span>
<text:span text:style-name="Code_20_Inline">
<text:span text:style-name="T25">=</text:span>
</text:span>
<text:span text:style-name="T8"> </text:span>
<text:span text:style-name="Code_20_Inline">
<text:span text:style-name="T25">z</text:span>
</text:span>
<text:span text:style-name="T8">. What happens?</text:span>
</text:p>
      <text:p text:style-name="Unnumbered_20_List">_____________________________________________________________</text:p>
      <text:p text:style-name="Text_20_body">
<text:span text:style-name="T1">Because </text:span>
<text:span text:style-name="Code_20_Inline">
<text:span text:style-name="T1">x</text:span>
</text:span>
<text:span text:style-name="T1"> has type </text:span>
<text:span text:style-name="Code_20_Inline">
<text:span text:style-name="T1">int</text:span>
</text:span>
<text:span text:style-name="T1">, </text:span>
<text:span text:style-name="Code_20_Inline">
<text:span text:style-name="T1">&amp;x</text:span>
</text:span>
<text:span text:style-name="T1"> has type </text:span>
<text:span text:style-name="Code_20_Inline">
<text:span text:style-name="T1">int*</text:span>
</text:span>
<text:span text:style-name="T24">; </text:span>
<text:span text:style-name="Code_20_Inline">
<text:span text:style-name="T1">y</text:span>
</text:span>
<text:span text:style-name="T1"> has type </text:span>
<text:span text:style-name="Code_20_Inline">
<text:span text:style-name="T1">int*</text:span>
</text:span>
<text:span text:style-name="T1">, too, so you can assign </text:span>
<text:span text:style-name="Code_20_Inline">
<text:span text:style-name="T1">&amp;x</text:span>
</text:span>
<text:span text:style-name="T1"> to </text:span>
<text:span text:style-name="Code_20_Inline">
<text:span text:style-name="T1">y</text:span>
</text:span>
<text:span text:style-name="T1">, but not to </text:span>
<text:span text:style-name="Code_20_Inline">
<text:span text:style-name="T1">z</text:span>
</text:span>
<text:span text:style-name="T1">, which has type </text:span>
<text:span text:style-name="Code_20_Inline">
<text:span text:style-name="T1">int**</text:span>
</text:span>
<text:span text:style-name="T1">. The types must match, so you can’t assign </text:span>
<text:span text:style-name="Code_20_Inline">
<text:span text:style-name="T1">z</text:span>
</text:span>
<text:span text:style-name="T1"> to </text:span>
<text:span text:style-name="Code_20_Inline">
<text:span text:style-name="T1">y</text:span>
</text:span>
<text:span text:style-name="T1">, either.</text:span>
</text:p>
      <text:p text:style-name="P5">It took me long enough to get to the point, but now you can see how pointers help solve the problem of writing the dependency graph. Before we dive into the code, however, let’s take a moment to clarify some terminology.</text:p>
      <text:h text:style-name="Heading_20_1" text:outline-level="1"><text:soft-page-break/>Addresses vs. Pointers</text:h>
      <text:p text:style-name="Body_20_Text_20_First">Programmers are sticklers for details. The compilers and other tools we use daily force us to be. So let’s be absolutely clear about addresses and pointers.</text:p>
      <text:p text:style-name="Text_20_body">
<text:span text:style-name="T1">An </text:span>
<text:span text:style-name="Emphasis">
<text:span text:style-name="T6">address</text:span>
</text:span>
<text:span text:style-name="T1"> is a memory location. In C++ parlance, it is an rvalue, so you cannot modify or assign to an address. When a program takes the address of an object (with the </text:span>
<text:span text:style-name="Code_20_Inline">
<text:span text:style-name="T1">&amp;</text:span>
</text:span>
<text:span text:style-name="T1"> operator), the result is a constant for the lifetime of that object. Like every other </text:span>
<text:span text:style-name="T1">rvalue, an address in C++ has a type, which must be a pointer type.</text:span>
</text:p>
      <text:p text:style-name="Text_20_body">
<text:span text:style-name="T1">A </text:span>
<text:span text:style-name="Emphasis">
<text:span text:style-name="T6">pointer type</text:span>
</text:span>
<text:span text:style-name="T1"> is more properly called an </text:span>
<text:span text:style-name="Emphasis">
<text:span text:style-name="T6">address type</text:span>
</text:span>
<text:span text:style-name="T1"> because the range of values represented by the type are addresses. Nonetheless, the term pointer type is more common because a pointer object has a pointer type.</text:span>
</text:p>
      <text:p text:style-name="Text_20_body">
<text:span text:style-name="T1">A pointer type can denote multiple levels of indirection—it can denote a pointer to a pointer, or a pointer to a pointer to a pointer, etc. You must declare each level of pointer indirection with an asterisk. In other words, </text:span>
<text:span text:style-name="Code_20_Inline">
<text:span text:style-name="T1">int*</text:span>
</text:span>
<text:span text:style-name="T1"> is the type “pointer to </text:span>
<text:span text:style-name="Code_20_Inline">
<text:span text:style-name="T1">int</text:span>
</text:span>
<text:span text:style-name="T1">” and </text:span>
<text:span text:style-name="Code_20_Inline">
<text:span text:style-name="T1">int**</text:span>
</text:span>
<text:span text:style-name="T1"> is “pointer to pointer to </text:span>
<text:span text:style-name="Code_20_Inline">
<text:span text:style-name="T1">int</text:span>
</text:span>
<text:span text:style-name="T1">.”</text:span>
</text:p>
      <text:p text:style-name="Text_20_body">
<text:span text:style-name="T1">A </text:span>
<text:span text:style-name="Emphasis">
<text:span text:style-name="T6">pointer</text:span>
</text:span>
<text:span text:style-name="T1"> is an lvalue that has a pointer type. A pointer object, like any object, has a location in memory in which the program can store a value. The value must have a type that is compatible with the pointer’s type; the value must be an address of the correct type.</text:span>
</text:p>
      <text:h text:style-name="Heading_20_1" text:outline-level="1">Dependency Graphs</text:h>
      <text:p text:style-name="Body_20_Text_20_First">Now let’s get back to the dependency graph. The graph can store pointers to artifacts. Each external file corresponds to a single <text:span text:style-name="Code_20_Inline">artifact</text:span> object in the program. That artifact can have many nodes in the graph pointing to it. If you update that artifact, all nodes that point to the artifact see the update. Thus, when a build rule updates an artifact, the file modification time may change. All nodes for that artifact in the graph immediately see the new time because they all point to a single object.</text:p>
      <text:p text:style-name="Text_20_body">
<text:span text:style-name="T1">All that’s left to figure out is where these artifacts reside. For the sake of simplicity, I recommend a </text:span>
<text:span text:style-name="Code_20_Inline">
<text:span text:style-name="T1">map</text:span>
</text:span>
<text:span text:style-name="T1">, keyed by artifact name. The mapped values are </text:span>
<text:span text:style-name="Code_20_Inline">
<text:span text:style-name="T1">artifact</text:span>
</text:span>
<text:span text:style-name="T1"> objects (not pointers). Take the address of an artifact in the map to obtain pointers to store in the graph. </text:span>
<text:span text:style-name="T23">Go ahead; don’t wait for me.</text:span>
<text:span text:style-name="T1"> Using the </text:span>
<text:span text:style-name="Code_20_Inline">
<text:span text:style-name="T6">topological_sort.hpp</text:span>
</text:span>
<text:span text:style-name="T1"> and </text:span>
<text:span text:style-name="Code_20_Inline">
<text:span text:style-name="T6">artifact.hpp</text:span>
</text:span>
<text:span text:style-name="T1"> headers, </text:span>
<text:span text:style-name="T23">rewrite 58-4</text:span>
<text:span text:style-name="T1"> to store </text:span>
<text:span text:style-name="Code_20_Inline">
<text:span text:style-name="T1">artifact</text:span>
</text:span>
<text:span text:style-name="T1"> objects in a map, and </text:span>
<text:span text:style-name="Code_20_Inline">
<text:span text:style-name="T1">artifact</text:span>
</text:span>
<text:span text:style-name="T1"> pointers in the graph. Compare your solution with Listing 58-5.</text:span>
</text:p>
      <text:p text:style-name="Code_20_Caption"><text:span text:style-name="T20">Listing 58-5.</text:span> Storing Pointers in the Dependency Graph</text:p>
      <text:p text:style-name="Code">#include &lt;algorithm&gt;</text:p>
      <text:p text:style-name="Code">#include &lt;cstdlib&gt;</text:p>
      <text:p text:style-name="Code">#include &lt;iostream&gt;</text:p>
      <text:p text:style-name="Code">#include &lt;iterator&gt;</text:p>
      <text:p text:style-name="Code">#include &lt;map&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text:soft-page-break/>#include &lt;vector&gt;</text:p>
      <text:p text:style-name="Code"/>
      <text:p text:style-name="Code">#include "artifact.hpp"</text:p>
      <text:p text:style-name="Code">#include "topological_sort.hpp"</text:p>
      <text:p text:style-name="Code"/>
      <text:p text:style-name="Code">class dependency_graph</text:p>
      <text:p text:style-name="Code">{</text:p>
      <text:p text:style-name="Code">public:</text:p>
      <text:p text:style-name="Code">
<text:span text:style-name="Code_20_Bold">
<text:span text:style-name="T12">
<text:s text:c="2"/>
</text:span>
</text:span>
<text:span text:style-name="Code_20_Bold">
<text:span text:style-name="T10">typedef std::unordered_map&lt;artifact*, std::unordered_set&lt;artifact*&gt;&gt; graph_type;</text:span>
</text:span>
</text:p>
      <text:p text:style-name="Code"/>
      <text:p text:style-name="Code">
<text:span text:style-name="Code_20_Bold">
<text:span text:style-name="T12">
<text:s text:c="2"/>
</text:span>
</text:span>
<text:span text:style-name="Code_20_Bold">
<text:span text:style-name="T10">void store_dependency(artifact* target, artifact* dependency)</text:span>
</text:span>
</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
      <text:p text:style-name="Code">
<text:span text:style-name="Code_20_Bold">
<text:span text:style-name="T10">std::map&lt;std::string, artifact&gt; artifacts{};</text:span>
</text:span>
</text:p>
      <text:p text:style-name="P7"/>
      <text:p text:style-name="Code">
<text:span text:style-name="Code_20_Bold">
<text:span text:style-name="T10">artifact* lookup_artifact(std::string const&amp; name)</text:span>
</text:span>
</text:p>
      <text:p text:style-name="Code">
<text:span text:style-name="Code_20_Bold">
<text:span text:style-name="T10">{</text:span>
</text:span>
</text:p>
      <text:p text:style-name="Code">
<text:span text:style-name="Code_20_Bold">
<text:span text:style-name="T12">
<text:s text:c="2"/>
</text:span>
</text:span>
<text:span text:style-name="Code_20_Bold">
<text:span text:style-name="T10">auto a( artifacts.find(name) );</text:span>
</text:span>
</text:p>
      <text:p text:style-name="Code">
<text:span text:style-name="Code_20_Bold">
<text:span text:style-name="T12">
<text:s text:c="2"/>
</text:span>
</text:span>
<text:span text:style-name="Code_20_Bold">
<text:span text:style-name="T10">if (a == artifacts.end())</text:span>
</text:span>
</text:p>
      <text:p text:style-name="Code">
<text:span text:style-name="Code_20_Bold">
<text:span text:style-name="T12">
<text:s text:c="4"/>
</text:span>
</text:span>
<text:span text:style-name="Code_20_Bold">
<text:span text:style-name="T10">artifacts.emplace(name, artifact{name});</text:span>
</text:span>
</text:p>
      <text:p text:style-name="Code">
<text:span text:style-name="Code_20_Bold">
<text:span text:style-name="T12">
<text:s text:c="2"/>
</text:span>
</text:span>
<text:span text:style-name="Code_20_Bold">
<text:span text:style-name="T10">return &amp;artifacts[name];</text:span>
</text:span>
</text:p>
      <text:p text:style-name="Code">
<text:span text:style-name="Code_20_Bold">
<text:span text:style-name="T10">}</text:span>
</text:span>
</text:p>
      <text:p text:style-name="Code"/>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text:span text:style-name="T21"><text:s text:c="4"/></text:span>std::string target_name{}, dependency_name{};</text:p>
      <text:p text:style-name="Code"><text:span text:style-name="T21"><text:s text:c="4"/></text:span>std::istringstream stream{line};</text:p>
      <text:p text:style-name="Code"><text:span text:style-name="T21"><text:s text:c="4"/></text:span>if (stream &gt;&gt; target_name &gt;&gt; dependency_name)</text:p>
      <text:p text:style-name="Code"><text:span text:style-name="T21"><text:s text:c="4"/></text:span>{</text:p>
      <text:p text:style-name="Code">
<text:span text:style-name="Code_20_Bold">
<text:span text:style-name="T12">
<text:s text:c="6"/>
</text:span>
</text:span>
<text:span text:style-name="Code_20_Bold">
<text:span text:style-name="T10">artifact* target{lookup_artifact(target_name)};</text:span>
</text:span>
</text:p>
      <text:p text:style-name="Code">
<text:span text:style-name="Code_20_Bold">
<text:span text:style-name="T12">
<text:s text:c="6"/>
</text:span>
</text:span>
<text:span text:style-name="Code_20_Bold">
<text:span text:style-name="T10">artifact* dependency{lookup_artifact(dependency_name)};</text:span>
</text:span>
</text:p>
      <text:p text:style-name="Code"><text:span text:style-name="T21"><text:s text:c="6"/></text:span>graph.store_dependency(target, dependency);</text:p>
      <text:p text:style-name="Code"><text:span text:style-name="T21"><text:s text:c="4"/></text:span>}</text:p>
      <text:p text:style-name="Code"><text:span text:style-name="T21"><text:s text:c="4"/></text:span>else if (not target_name.empty())</text:p>
      <text:p text:style-name="Code"><text:span text:style-name="T21"><text:s text:c="6"/></text:span>// Input line has a target with no dependency, so report an error.</text:p>
      <text:p text:style-name="Code"><text:soft-page-break/><text:span text:style-name="T21"><text:s text:c="6"/></text:span>std::cerr &lt;&lt; "malformed input: target, " &lt;&lt; target_name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
<text:span text:style-name="Code_20_Bold">
<text:span text:style-name="T12">
<text:s text:c="4"/>
</text:span>
</text:span>
<text:span text:style-name="Code_20_Bold">
<text:span text:style-name="T10">// Get the sorted artifacts in reverse order.</text:span>
</text:span>
</text:p>
      <text:p text:style-name="Code">
<text:span text:style-name="Code_20_Bold">
<text:span text:style-name="T12">
<text:s text:c="4"/>
</text:span>
</text:span>
<text:span text:style-name="Code_20_Bold">
<text:span text:style-name="T10">std::vector&lt;artifact*&gt; sorted{};</text:span>
</text:span>
</text:p>
      <text:p text:style-name="Code"><text:span text:style-name="T21"><text:s text:c="4"/></text:span>graph.sort(std::back_inserter(sorted));</text:p>
      <text:p text:style-name="Code"><text:span text:style-name="T21"><text:s text:c="4"/></text:span>// Then print the artifacts in the correct order.</text:p>
      <text:p text:style-name="Code"><text:span text:style-name="T21"><text:s text:c="4"/></text:span>for (auto it(sorted.rbegin()), end(sorted.rend());</text:p>
      <text:p text:style-name="Code"><text:span text:style-name="T21"><text:s text:c="9"/></text:span>it != end;</text:p>
      <text:p text:style-name="Code"><text:span text:style-name="T21"><text:s text:c="9"/></text:span>++it)</text:p>
      <text:p text:style-name="Code"><text:span text:style-name="T21"><text:s text:c="4"/></text:span>{</text:p>
      <text:p text:style-name="Code">
<text:span text:style-name="Code_20_Bold">
<text:span text:style-name="T12">
<text:s text:c="6"/>
</text:span>
</text:span>
<text:span text:style-name="Code_20_Bold">
<text:span text:style-name="T10">std::cout &lt;&lt; (*it)-&gt;name() &lt;&lt; '\n';</text:span>
</text:span>
</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
<text:span text:style-name="T1">Dereferencing the iterator yields a pointer. To call the </text:span>
<text:span text:style-name="Code_20_Inline">
<text:span text:style-name="T1">name()</text:span>
</text:span>
<text:span text:style-name="T1"> member function from a pointer, use the arrow (</text:span>
<text:span text:style-name="Code_20_Inline">
<text:span text:style-name="T1">-&gt;</text:span>
</text:span>
<text:span text:style-name="T1">) operator. The trick is that </text:span>
<text:span text:style-name="Code_20_Inline">
<text:span text:style-name="T1">-&gt;</text:span>
</text:span>
<text:span text:style-name="T1"> has higher precedence than </text:span>
<text:span text:style-name="Code_20_Inline">
<text:span text:style-name="T1">*</text:span>
</text:span>
<text:span text:style-name="T1">, so you must put </text:span>
<text:span text:style-name="Code_20_Inline">
<text:span text:style-name="T1">*it</text:span>
</text:span>
<text:span text:style-name="T1"> in parentheses in order to dereference the iterator first. Overall, the program requires minimal changes, and the changes are mostly simplifications. As the program grows more complicated (as real programs inevitably do), the simplicity and elegance of pointers become more and more evident.</text:span>
</text:p>
      <text:p text:style-name="P5">Standard containers are extremely helpful, but sometimes a program needs greater control over its objects. It must create and destroy objects on its own schedule, not when functions start and end or when control enters or leaves a block. The next Exploration tackles this problem by introducing dynamic memory.</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8 </text:span>
<text:span text:style-name="MT2"></text:span>
<text:span text:style-name="MT3"> Pointers</text:span>
</text:p>
      </style:header>
      <style:header-left style:display="false">
        <text:p text:style-name="Header">
<text:span text:style-name="MT3">CHAPTER 58 </text:span>
<text:span text:style-name="MT2"></text:span>
<text:span text:style-name="MT3"> Pointers</text:span>
</text:p>
      </style:header-left>
      <style:footer>
        <text:p text:style-name="MP2">
<text:page-number text:select-page="current">13</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2:00</meta:creation-date>
    <dc:creator>Ray Lischner</dc:creator>
    <dc:date>2013-11-09T10:05:17</dc:date>
    <meta:print-date>2009-03-19T10:05:00</meta:print-date>
    <meta:editing-cycles>9</meta:editing-cycles>
    <meta:editing-duration>PT42M50S</meta:editing-duration>
    <meta:generator>LibreOffice/4.0-5$Linux_X86_64 LibreOffice_project/400m0$Build-305</meta:generator>
    <meta:document-statistic meta:table-count="0" meta:image-count="0" meta:object-count="0" meta:page-count="13" meta:paragraph-count="396" meta:word-count="4069" meta:character-count="26220" meta:non-whitespace-character-count="21815"/>
    <meta:user-defined meta:name="Chapter Number">5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